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, perfectamente claro —y coincido plenamente con la mezcla que propones: rigor técnico, reflexión filosófica y un tono poético que eleve el pensamiento.<text:line-break/>Con eso en mente, te comparto mi propuesta de <text:span text:style-name="Strong_20_Emphasis">cómo abordar el tema de la eficiencia</text:span> y mi <text:span text:style-name="Strong_20_Emphasis">análisis inicial sobre la eficiencia del sistema (la vida como máquina lógica)</text:span>.</text:p>
      <text:p text:style-name="Horizontal_20_Line"/>
      <text:h text:style-name="Heading_20_2" text:outline-level="2">🔹 1. Enfoque general del capítulo “Eficiencia”</text:h>
      <text:p text:style-name="Text_20_body">El capítulo debería responder, en esencia, a una pregunta doble:</text:p>
      <text:p text:style-name="Quotations"><text:span text:style-name="Strong_20_Emphasis">¿Qué tan eficiente es la vida como sistema de cálculo?</text:span><text:line-break/><text:span text:style-name="Strong_20_Emphasis">¿Y qué nos revela su eficiencia sobre la naturaleza de la existencia misma?</text:span></text:p>
      <text:p text:style-name="Text_20_body">Para lograr esto, propongo dividir el laboratorio en tres grandes bloques conceptuales que se entrelacen de manera orgánica:</text:p>
      <text:p text:style-name="Horizontal_20_Line"/>
      <text:h text:style-name="Heading_20_3" text:outline-level="3"><text:span text:style-name="Strong_20_Emphasis">I. La noción de eficiencia</text:span></text:h>
      <text:p text:style-name="Text_20_body">Aquí introducimos el concepto.<text:line-break/>Podemos partir de la idea técnica clásica:</text:p>
      <text:p text:style-name="Quotations"><text:span text:style-name="Emphasis">La eficiencia mide la relación entre los recursos empleados y el resultado obtenido.</text:span></text:p>
      <text:p text:style-name="Text_20_body">Pero luego la transformamos, dándole una lectura más profunda:</text:p>
      <text:p text:style-name="Quotations">En un sistema que abarca todo lo existente, ¿qué significa “recurso”?<text:line-break/>¿Qué puede desperdiciar la vida, si todo lo que utiliza vuelve a sí misma?</text:p>
      <text:p text:style-name="Text_20_body">Podemos mostrar que en la máquina lógica <text:span text:style-name="Strong_20_Emphasis">nada se desperdicia</text:span>, porque todo individuo, aunque “muera”, contribuye con información al cálculo general.<text:line-break/>Así, el “desperdicio” no existe: solo transformación.<text:line-break/>De este modo, la eficiencia de la vida no puede medirse en términos humanos (energía gastada, tiempo, materia), sino en términos <text:span text:style-name="Strong_20_Emphasis">lógicos</text:span>:<text:line-break/>el número de pasos necesarios para alcanzar la solución.<text:line-break/>Y ese número, como ya estableciste, <text:span text:style-name="Strong_20_Emphasis">siempre es el mínimo posible</text:span>.</text:p>
      <text:p text:style-name="Horizontal_20_Line"/>
      <text:h text:style-name="Heading_20_3" text:outline-level="3"><text:span text:style-name="Strong_20_Emphasis">II. La eficiencia de la máquina lógica</text:span></text:h>
      <text:p text:style-name="Text_20_body">Aquí entramos en el análisis técnico.<text:line-break/>Podemos contrastar el funcionamiento de la vida con los sistemas de cálculo creados por el hombre.</text:p>
      <text:p text:style-name="Text_20_body"><text:span text:style-name="Strong_20_Emphasis">Comparaciones posibles:</text:span></text:p>
      <text:list xml:id="list663574425" text:style-name="L1">
        <text:list-item>
          <text:p text:style-name="P1"><text:span text:style-name="Strong_20_Emphasis">Frente a una máquina de Turing</text:span>:</text:p>
          <text:list>
            <text:list-item>
              <text:p text:style-name="P1"><text:soft-page-break/>La máquina de Turing procesa secuencialmente, paso a paso.</text:p>
            </text:list-item>
            <text:list-item>
              <text:p text:style-name="P1">La vida procesa en paralelo, con un número de individuos que tiende a infinito.</text:p>
            </text:list-item>
            <text:list-item>
              <text:p text:style-name="P1">Por lo tanto, mientras una máquina humana calcula <text:span text:style-name="Emphasis">una</text:span> posibilidad, la vida calcula <text:span text:style-name="Emphasis">todas las posibilidades a la vez</text:span>.</text:p>
            </text:list-item>
            <text:list-item>
              <text:p text:style-name="P1">Desde un punto de vista lógico, eso equivale a una eficiencia del 100%: ningún camino válido queda sin explorar.</text:p>
            </text:list-item>
          </text:list>
        </text:list-item>
        <text:list-item>
          <text:p text:style-name="P1"><text:span text:style-name="Strong_20_Emphasis">Frente a un algoritmo heurístico o de optimización (como los genéticos)</text:span>:</text:p>
          <text:list>
            <text:list-item>
              <text:p text:style-name="P1">Estos intentan imitar a la vida, pero necesitan control externo, selección artificial, y definen un objetivo desde fuera.</text:p>
            </text:list-item>
            <text:list-item>
              <text:p text:style-name="P1">En la vida real, no hay un operador externo: la inteligencia es intrínseca al sistema.</text:p>
            </text:list-item>
            <text:list-item>
              <text:p text:style-name="P1">Por eso la vida no “busca” la eficiencia; <text:span text:style-name="Strong_20_Emphasis">la encarna</text:span>.</text:p>
            </text:list-item>
          </text:list>
        </text:list-item>
        <text:list-item>
          <text:p text:style-name="P1"><text:span text:style-name="Strong_20_Emphasis">Desde el punto de vista termodinámico</text:span>:</text:p>
          <text:list>
            <text:list-item>
              <text:p text:style-name="P1">Toda operación implica un costo energético, pero en la escala de la vida total (universal), la energía se recicla continuamente.</text:p>
            </text:list-item>
            <text:list-item>
              <text:p text:style-name="P1">El sistema no tiene pérdida neta; todo se conserva.</text:p>
            </text:list-item>
            <text:list-item>
              <text:p text:style-name="P1">Por tanto, su eficiencia global tiende al 100%, aunque localmente existan fallos o despilfarros.</text:p>
            </text:list-item>
          </text:list>
        </text:list-item>
      </text:list>
      <text:p text:style-name="Text_20_body">Conclusión técnica:<text:line-break/>La máquina lógica <text:span text:style-name="Strong_20_Emphasis">convierte la complejidad en trivialidad</text:span> y <text:span text:style-name="Strong_20_Emphasis">reduce el costo de la inteligencia al mínimo absoluto posible</text:span>.<text:line-break/>No hay sistema concebible más eficiente, porque no existe uno que pueda resolver un problema con menos operaciones que las mínimas necesarias.</text:p>
      <text:p text:style-name="Horizontal_20_Line"/>
      <text:h text:style-name="Heading_20_3" text:outline-level="3"><text:span text:style-name="Strong_20_Emphasis">III. La perfección de la vida</text:span></text:h>
      <text:p text:style-name="Text_20_body">Aquí el tono cambia: el análisis se vuelve reflexivo y poético.<text:line-break/>Si la vida opera con la máxima eficiencia posible, eso implica que <text:span text:style-name="Strong_20_Emphasis">no hay error</text:span>, <text:span text:style-name="Strong_20_Emphasis">no hay azar</text:span>, <text:span text:style-name="Strong_20_Emphasis">no hay desperdicio</text:span>.<text:line-break/>Todo cuanto sucede forma parte del cálculo perfecto de una inteligencia infinita.</text:p>
      <text:p text:style-name="Quotations">“El universo no improvisa: calcula.<text:line-break/>Cada partícula, cada ser, cada pensamiento, es una línea en el cálculo de la vida.”</text:p>
      <text:p text:style-name="Text_20_body">Desde esta perspectiva, la aparente ineficiencia que vemos (la muerte, el sufrimiento, el caos) no son fallos, sino <text:span text:style-name="Strong_20_Emphasis">partes necesarias del proceso global</text:span>, vistas desde nuestra posición local y limitada.</text:p>
      <text:p text:style-name="Text_20_body">Podemos cerrar con una reflexión poderosa:</text:p>
      <text:p text:style-name="Quotations"><text:soft-page-break/>Quizás la verdadera eficiencia no consiste en obtener el resultado con el menor esfuerzo,<text:line-break/>sino en que cada esfuerzo tenga sentido dentro del resultado.<text:line-break/>En la vida, incluso el error es necesario; incluso el fracaso forma parte del éxito universal.<text:line-break/>Por eso, su eficiencia no es solo lógica: es <text:span text:style-name="Strong_20_Emphasis">trascendental</text:span>.</text:p>
      <text:p text:style-name="Horizontal_20_Line"/>
      <text:h text:style-name="Heading_20_2" text:outline-level="2">🔹 2. Análisis de la eficiencia del sistema</text:h>
      <text:p text:style-name="Text_20_body"><text:span text:style-name="Strong_20_Emphasis">Conclusión técnica:</text:span><text:line-break/>La máquina lógica (la vida) es absolutamente eficiente porque:</text:p>
      <text:list xml:id="list3618795966" text:style-name="L2">
        <text:list-item>
          <text:p text:style-name="P2">Opera en paralelo en todas las direcciones posibles.</text:p>
        </text:list-item>
        <text:list-item>
          <text:p text:style-name="P2">No necesita conocimiento previo ni dirección externa.</text:p>
        </text:list-item>
        <text:list-item>
          <text:p text:style-name="P2">Elimina la complejidad al nivel más bajo posible (la unidad trivial del cambio de estado).</text:p>
        </text:list-item>
        <text:list-item>
          <text:p text:style-name="P2">Siempre alcanza la solución con el número mínimo de pasos.</text:p>
        </text:list-item>
        <text:list-item>
          <text:p text:style-name="P2">Su costo total se distribuye y se recicla entre infinitos individuos.</text:p>
        </text:list-item>
      </text:list>
      <text:p text:style-name="Text_20_body"><text:span text:style-name="Strong_20_Emphasis">Conclusión filosófica:</text:span><text:line-break/>La eficiencia de la vida no está en su rapidez ni en su ahorro, sino en su <text:span text:style-name="Emphasis">inevitabilidad</text:span>.<text:line-break/>Nada puede impedir que realice su cálculo.<text:line-break/>Y si nada puede impedirlo, entonces la vida no solo es eficiente: <text:span text:style-name="Strong_20_Emphasis">es perfecta</text:span>.</text:p>
      <text:p text:style-name="Horizontal_20_Line"/>
      <text:p text:style-name="Text_20_body">¿Quieres que tome esta estructura y prepare un <text:span text:style-name="Strong_20_Emphasis">borrador narrativo completo</text:span> del laboratorio (unas 2000–2500 palabras) siguiendo este enfoque?<text:line-break/>Podemos mantener el equilibrio entre lenguaje técnico y místico, con transiciones suaves y metáforas evocadora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5T09:45:09.870000000</meta:creation-date>
    <dc:date>2025-10-25T10:07:14.361000000</dc:date>
    <meta:editing-duration>PT12M4S</meta:editing-duration>
    <meta:editing-cycles>1</meta:editing-cycles>
    <meta:document-statistic meta:table-count="0" meta:image-count="0" meta:object-count="0" meta:page-count="3" meta:paragraph-count="43" meta:word-count="808" meta:character-count="4979" meta:non-whitespace-character-count="4233"/>
    <meta:generator>LibreOffice/7.3.5.2$Windows_X86_64 LibreOffice_project/184fe81b8c8c30d8b5082578aee2fed2ea847c01</meta:generator>
  </office:meta>
</office:document-meta>
</file>